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eb425"/>
    </style:style>
    <style:style style:name="P2" style:family="paragraph" style:parent-style-name="Preformatted_20_Text">
      <style:paragraph-properties fo:orphans="1" style:writing-mode="lr-tb"/>
      <style:text-properties officeooo:paragraph-rsid="001eb42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eb42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eb425"/>
    </style:style>
    <style:style style:name="P5" style:family="paragraph" style:parent-style-name="Preformatted_20_Text">
      <style:paragraph-properties fo:orphans="1"/>
      <style:text-properties officeooo:paragraph-rsid="001eb425"/>
    </style:style>
    <style:style style:name="P6" style:family="paragraph" style:parent-style-name="Text_20_body">
      <style:paragraph-properties fo:orphans="1"/>
      <style:text-properties officeooo:paragraph-rsid="001eb425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1eb425"/>
    </style:style>
    <style:style style:name="P8" style:family="paragraph" style:parent-style-name="Text_20_body" style:list-style-name="L1">
      <style:text-properties officeooo:paragraph-rsid="001eb425"/>
    </style:style>
    <style:style style:name="P9" style:family="paragraph" style:parent-style-name="Text_20_body">
      <style:text-properties officeooo:paragraph-rsid="001eb4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1: Refining the Core Mathematical Proofs - Generating Eigenvalues of COM Sequences</text:span></text:p>
      <text:p text:style-name="P2"/>
      <text:p text:style-name="P2"><text:span text:style-name="Source_20_Text">from scipy.linalg import toeplitz</text:span></text:p>
      <text:p text:style-name="P2"><text:span text:style-name="Source_20_Text">from scipy.sparse.linalg import eigs</text:span></text:p>
      <text:p text:style-name="P2"/>
      <text:p text:style-name="P2"><text:span text:style-name="Source_20_Text"># Function to construct a COM spectral matrix for eigenvalue analysis</text:span></text:p>
      <text:p text:style-name="P2"><text:span text:style-name="Source_20_Text">def collatz_spectral_matrix(N):</text:span></text:p>
      <text:p text:style-name="P2"><text:span text:style-name="Source_20_Text"><text:s text:c="4"/>"""Creates a Toeplitz matrix based on Collatz-Octave recursion for spectral analysis."""</text:span></text:p>
      <text:p text:style-name="P2"><text:span text:style-name="Source_20_Text"><text:s text:c="4"/>first_col = np.array([collatz_octave_sequence(n)[1] if n &gt; 1 else 1 for n in range(1, N+1)])</text:span></text:p>
      <text:p text:style-name="P2"><text:span text:style-name="Source_20_Text"><text:s text:c="4"/>first_row = first_col[::-1]</text:span></text:p>
      <text:p text:style-name="P2"><text:span text:style-name="Source_20_Text"><text:s text:c="4"/>return toeplitz(first_col, first_row)</text:span></text:p>
      <text:p text:style-name="P2"/>
      <text:p text:style-name="P2"><text:span text:style-name="Source_20_Text"># Compute eigenvalues for a COM-based spectral matrix (size N=100)</text:span></text:p>
      <text:p text:style-name="P2"><text:span text:style-name="Source_20_Text">N = 100</text:span></text:p>
      <text:p text:style-name="P2"><text:span text:style-name="Source_20_Text">COM_spectral_matrix = collatz_spectral_matrix(N)</text:span></text:p>
      <text:p text:style-name="P2"><text:span text:style-name="Source_20_Text">eigenvalues_COM = eigs(COM_spectral_matrix, k=10, which='LM', return_eigenvectors=False).real</text:span></text:p>
      <text:p text:style-name="P2"/>
      <text:p text:style-name="P2"><text:span text:style-name="Source_20_Text"># Return the first 10 eigenvalues as a starting proof</text:span></text:p>
      <text:p text:style-name="P3"><text:span text:style-name="Source_20_Text">eigenvalues_COM</text:span></text:p>
      <text:p text:style-name="P5">---------------------------------------------------------------------------</text:p>
      <text:p text:style-name="P5">ValueError <text:s text:c="31"/>Traceback (most recent call last)</text:p>
      <text:p text:style-name="P5">Cell In[42], line 16</text:p>
      <text:p text:style-name="P5"><text:s text:c="5"/>14 N = 100</text:p>
      <text:p text:style-name="P5"><text:s text:c="5"/>15 COM_spectral_matrix = collatz_spectral_matrix(N)</text:p>
      <text:p text:style-name="P5">---&gt; 16 eigenvalues_COM = eigs(COM_spectral_matrix, k=10, which='LM', return_eigenvectors=False).real</text:p>
      <text:p text:style-name="P5"><text:s text:c="5"/>18 # Return the first 10 eigenvalues as a starting proof</text:p>
      <text:p text:style-name="P5"><text:s text:c="5"/>19 eigenvalues_COM</text:p>
      <text:p text:style-name="P5"/>
      <text:p text:style-name="P5">File ~/.local/lib/python3.11/site-packages/scipy/sparse/linalg/_eigen/arpack/arpack.py:1339, in eigs(A, k, M, sigma, which, v0, ncv, maxiter, tol, return_eigenvectors, Minv, OPinv, OPpart)</text:p>
      <text:p text:style-name="P5"><text:s text:c="3"/>1336 <text:s text:c="4"/>else:</text:p>
      <text:p text:style-name="P5"><text:s text:c="3"/>1337 <text:s text:c="8"/>M_matvec = _aslinearoperator_with_dtype(M).matvec</text:p>
      <text:p text:style-name="P5">-&gt; 1339 params = _UnsymmetricArpackParams(n, k, A.dtype.char, matvec, mode,</text:p>
      <text:p text:style-name="P5"><text:s text:c="3"/>1340 <text:s text:c="34"/>M_matvec, Minv_matvec, sigma,</text:p>
      <text:p text:style-name="P5"><text:s text:c="3"/>1341 <text:s text:c="34"/>ncv, v0, maxiter, which, tol)</text:p>
      <text:p text:style-name="P5"><text:s text:c="3"/>1343 with _ARPACK_LOCK:</text:p>
      <text:p text:style-name="P5"><text:s text:c="3"/>1344 <text:s text:c="4"/>while not params.converged:</text:p>
      <text:p text:style-name="P5"/>
      <text:p text:style-name="P5">File ~/.local/lib/python3.11/site-packages/scipy/sparse/linalg/_eigen/arpack/arpack.py:694, in _UnsymmetricArpackParams.__init__(self, n, k, tp, matvec, mode, M_matvec, Minv_matvec, sigma, ncv, v0, maxiter, which, tol)</text:p>
      <text:p text:style-name="P5"><text:s text:c="4"/>691 if k &gt;= n - 1:</text:p>
      <text:p text:style-name="P5"><text:s text:c="4"/>692 <text:s text:c="4"/>raise ValueError("k must be less than ndim(A)-1, k=%d" % k)</text:p>
      <text:p text:style-name="P5">--&gt; 694 _ArpackParams.__init__(self, n, k, tp, mode, sigma,</text:p>
      <text:p text:style-name="P5"><text:s text:c="4"/>695 <text:s text:c="23"/>ncv, v0, maxiter, which, tol)</text:p>
      <text:p text:style-name="P5"><text:s text:c="4"/>697 if self.ncv &gt; n or self.ncv &lt;= k + 1:</text:p>
      <text:p text:style-name="P5"><text:s text:c="4"/>698 <text:s text:c="4"/>raise ValueError("ncv must be k+1&lt;ncv&lt;=n, ncv=%s" % self.ncv)</text:p>
      <text:p text:style-name="P5"/>
      <text:p text:style-name="P5">File ~/.local/lib/python3.11/site-packages/scipy/sparse/linalg/_eigen/arpack/arpack.py:320, in _ArpackParams.__init__(self, n, k, tp, mode, sigma, ncv, v0, maxiter, which, tol)</text:p>
      <text:p text:style-name="P5"><text:s text:c="4"/>317 <text:s text:c="4"/>raise ValueError("maxiter must be positive, maxiter=%d" % maxiter)</text:p>
      <text:p text:style-name="P5"><text:soft-page-break/><text:s text:c="4"/>319 if tp not in 'fdFD':</text:p>
      <text:p text:style-name="P5">--&gt; 320 <text:s text:c="4"/>raise ValueError("matrix type must be 'f', 'd', 'F', or 'D'")</text:p>
      <text:p text:style-name="P5"><text:s text:c="4"/>322 if v0 is not None:</text:p>
      <text:p text:style-name="P5"><text:s text:c="4"/>323 <text:s text:c="4"/># ARPACK overwrites its initial resid, <text:s/>make a copy</text:p>
      <text:p text:style-name="P5"><text:s text:c="4"/>324 <text:s text:c="4"/>self.resid = np.array(v0, copy=True)</text:p>
      <text:p text:style-name="P5"/>
      <text:p text:style-name="P4">ValueError: matrix type must be 'f', 'd', 'F', or 'D'</text:p>
      <text:p text:style-name="P9"><text:span text:style-name="Source_20_Text"># Step 1: Refining the Spectral Operator - Correcting Matrix Computation</text:span></text:p>
      <text:p text:style-name="P2"/>
      <text:p text:style-name="P2"><text:span text:style-name="Source_20_Text"># Ensure numerical stability by converting to proper floating-point format</text:span></text:p>
      <text:p text:style-name="P2"><text:span text:style-name="Source_20_Text">def collatz_spectral_matrix_fixed(N):</text:span></text:p>
      <text:p text:style-name="P2"><text:span text:style-name="Source_20_Text"><text:s text:c="4"/>"""Creates a numerical-stable spectral matrix for COM eigenvalue analysis."""</text:span></text:p>
      <text:p text:style-name="P2"><text:span text:style-name="Source_20_Text"><text:s text:c="4"/>first_col = np.array([float(collatz_octave_sequence(n)[1] if n &gt; 1 else 1) for n in range(1, N+1)])</text:span></text:p>
      <text:p text:style-name="P2"><text:span text:style-name="Source_20_Text"><text:s text:c="4"/>first_row = first_col[::-1]</text:span></text:p>
      <text:p text:style-name="P2"><text:span text:style-name="Source_20_Text"><text:s text:c="4"/>return toeplitz(first_col.astype(float), first_row.astype(float))</text:span></text:p>
      <text:p text:style-name="P2"/>
      <text:p text:style-name="P2"><text:span text:style-name="Source_20_Text"># Compute eigenvalues for a corrected COM-based spectral matrix (size N=100)</text:span></text:p>
      <text:p text:style-name="P2"><text:span text:style-name="Source_20_Text">COM_spectral_matrix_fixed = collatz_spectral_matrix_fixed(N)</text:span></text:p>
      <text:p text:style-name="P2"><text:span text:style-name="Source_20_Text">eigenvalues_COM_fixed = eigs(COM_spectral_matrix_fixed, k=10, which='LM', return_eigenvectors=False).real</text:span></text:p>
      <text:p text:style-name="P2"/>
      <text:p text:style-name="P2"><text:span text:style-name="Source_20_Text"># Return the first 10 eigenvalues for validation</text:span></text:p>
      <text:p text:style-name="P3"><text:span text:style-name="Source_20_Text">eigenvalues_COM_fixed</text:span></text:p>
      <text:p text:style-name="P6">Result</text:p>
      <text:p text:style-name="P5">array([ 8859.84467989, -2533.31565344, -2533.31565344, <text:s text:c="2"/>-27.04155322,</text:p>
      <text:p text:style-name="P5"><text:s text:c="9"/>-27.04155322, <text:s/>-303.84452983, <text:s/>-303.84452983, <text:s text:c="2"/>-27.48716856,</text:p>
      <text:p text:style-name="P4"><text:s text:c="9"/>-27.48716856, <text:s text:c="2"/>-27.24557962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3:21:19.796206953</meta:creation-date>
    <meta:generator>LibreOffice/24.2.7.2$Linux_X86_64 LibreOffice_project/420$Build-2</meta:generator>
    <dc:date>2025-02-09T03:24:11.698080358</dc:date>
    <meta:editing-duration>PT2M52S</meta:editing-duration>
    <meta:editing-cycles>1</meta:editing-cycles>
    <meta:document-statistic meta:table-count="0" meta:image-count="0" meta:object-count="0" meta:page-count="2" meta:paragraph-count="62" meta:word-count="424" meta:character-count="3833" meta:non-whitespace-character-count="3175"/>
  </office:meta>
</office:document-meta>
</file>